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14b9" officeooo:paragraph-rsid="001514b9"/>
    </style:style>
    <style:style style:name="P2" style:family="paragraph" style:parent-style-name="Standard" style:list-style-name="L1">
      <style:text-properties officeooo:rsid="001757d9" officeooo:paragraph-rsid="001757d9"/>
    </style:style>
    <style:style style:name="P3" style:family="paragraph" style:parent-style-name="Standard" style:list-style-name="L1">
      <style:text-properties officeooo:paragraph-rsid="001757d9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1514b9"/>
    </style:style>
    <style:style style:name="T2" style:family="text">
      <style:text-properties officeooo:rsid="001757d9"/>
    </style:style>
    <style:style style:name="T3" style:family="text">
      <style:text-properties officeooo:rsid="0018aab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fill-color="#ffffff" fo:min-height="0.59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Konspekt do zadania 3 – Oświetlenie kuli</text:h>
      <text:list xml:id="list4197480340" text:style-name="L1">
        <text:list-item>
          <text:p text:style-name="P3"><draw:frame text:anchor-type="paragraph" draw:z-index="0" draw:name="Ramka tekstowa 1" draw:style-name="gr1" draw:text-style-name="P5" svg:width="5.09cm" svg:height="0.592cm" svg:x="5.955cm" svg:y="23.551cm"><draw:text-box><text:p text:style-name="P4">Jakub Kozaczuk 292899</text:p></draw:text-box></draw:frame><text:span text:style-name="T1">Program napisany w języku python z wykorzystaniem biblioteki pygame. </text:span></text:p>
        </text:list-item>
        <text:list-item>
          <text:p text:style-name="P3"><text:span text:style-name="T2">W celu wykonania zadania posłużę się modelem odbicia Phonga.</text:span></text:p>
        </text:list-item>
        <text:list-item>
          <text:p text:style-name="P3"><text:span text:style-name="T2">W scenie będzie znajdować się punktowe źródło światła, które będzie można przemieszczać.</text:span></text:p>
        </text:list-item>
        <text:list-item>
          <text:p text:style-name="P2">Program będzie zawierał 3 wbudowane rodzaje powierzchni kul, które będzie można przełączać w trakcie działania programu</text:p>
        </text:list-item>
        <text:list-item>
          <text:p text:style-name="P2">Powierzchnie których właściwości chcę odtworzyć to: drewno, <text:span text:style-name="T3">gładki p</text:span>lastik, kamień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7T10:59:31.314000000</meta:creation-date>
    <dc:date>2023-06-07T11:55:08.748000000</dc:date>
    <meta:editing-duration>PT55M35S</meta:editing-duration>
    <meta:editing-cycles>5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6" meta:word-count="67" meta:character-count="464" meta:non-whitespace-character-count="406"/>
  </office:meta>
</office:document-meta>
</file>